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rial" fo:font-size="10pt" style:font-size-asian="10pt" style:font-size-complex="10pt"/>
    </style:style>
    <style:style style:name="P2" style:family="paragraph" style:parent-style-name="Standard">
      <style:text-properties style:font-name="Arial" fo:font-size="10pt" fo:font-style="italic" style:font-size-asian="10pt" style:font-style-asian="italic" style:font-size-complex="10pt" style:font-style-complex="italic"/>
    </style:style>
    <style:style style:name="P3" style:family="paragraph" style:parent-style-name="Standard">
      <style:text-properties style:font-name="Arial" fo:font-size="10pt" style:font-size-asian="10pt" style:font-size-complex="10pt"/>
    </style:style>
    <style:style style:name="T1" style:family="text">
      <style:text-properties fo:font-style="italic" style:font-style-asian="italic" style:font-style-complex="italic"/>
    </style:style>
    <style:style style:name="T2" style:family="text">
      <style:text-properties style:font-name="Arial" fo:font-size="10pt" style:font-size-asian="10pt" style:font-size-complex="10pt"/>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maining requirements after feedback for spion.me,</text:p>
      <text:section text:style-name="Sect1" text:name="magicdomid2642">
        <text:p text:style-name="Standard"><text:span text:style-name="T2">originally outlined here:</text:span><text:a xlink:type="simple" xlink:href="http://git.constantvzw.org/?p=osp.work.spion.git;a=blob_plain;f=account/offer-spion-webplatform-attachment.pdf;hb=HEAD"><text:span text:style-name="T2">http://git.constantvzw.org/?p=osp.work.spion.git;a=blob_plain;f=account/offer-spion-webplatform-attachment.pdf;hb=HEAD</text:span></text:a><text:span text:style-name="T2"> </text:span></text:p>
      </text:section>
      <text:section text:style-name="Sect1" text:name="magicdomid2224">
        <text:p text:style-name="P1"><text:line-break/></text:p>
      </text:section>
      <text:section text:style-name="Sect1" text:name="magicdomid2632">
        <text:p text:style-name="Standard"><text:span text:style-name="T2">After the initial round of feedback described at </text:span><text:a xlink:type="simple" xlink:href="http://osp.titanpad.com/157"><text:span text:style-name="T2">http://osp.titanpad.com/157</text:span></text:a><text:span text:style-name="T2"> (the site was subsequently resent to the partners)</text:span></text:p>
      </text:section>
      <text:section text:style-name="Sect1" text:name="magicdomid1934">
        <text:p text:style-name="P1"/>
        <text:p text:style-name="P1">Dd 12-12-2012<text:line-break/></text:p>
      </text:section>
      <text:section text:style-name="Sect1" text:name="magicdomid9">
        <text:p text:style-name="P1">SPION YOU ANALYTICS</text:p>
      </text:section>
      <text:section text:style-name="Sect1" text:name="magicdomid10">
        <text:p text:style-name="P1"><text:line-break/></text:p>
      </text:section>
      <text:section text:style-name="Sect1" text:name="magicdomid1519">
        <text:p text:style-name="P1">- Requirement: the analytics should distinguish between spion.you and spion.them</text:p>
      </text:section>
      <text:section text:style-name="Sect1" text:name="magicdomid1783">
        <text:p text:style-name="P1">- Resolution: this was implemented. The styling specifics can still be scrutinised in the overall style review.</text:p>
      </text:section>
      <text:section text:style-name="Sect1" text:name="magicdomid1520">
        <text:p text:style-name="P1"><text:line-break/></text:p>
      </text:section>
      <text:section text:style-name="Sect1" text:name="magicdomid16">
        <text:p text:style-name="P1">ORDERING</text:p>
      </text:section>
      <text:section text:style-name="Sect1" text:name="magicdomid17">
        <text:p text:style-name="P1"><text:line-break/></text:p>
      </text:section>
      <text:section text:style-name="Sect1" text:name="magicdomid1267">
        <text:p text:style-name="P1">- Requirement: The ordering of researchers on the researchers and workpackage pages is significant.</text:p>
      </text:section>
      <text:section text:style-name="Sect1" text:name="magicdomid1445">
        <text:p text:style-name="P1">Resolution: after discussion the group was in majority for ordering by last name alphabetically (and not showing titles). This was implemented.</text:p>
      </text:section>
      <text:section text:style-name="Sect1" text:name="magicdomid633">
        <text:p text:style-name="P1"><text:line-break/></text:p>
      </text:section>
      <text:section text:style-name="Sect1" text:name="magicdomid645">
        <text:p text:style-name="P1">LAYOUT</text:p>
      </text:section>
      <text:section text:style-name="Sect1" text:name="magicdomid307">
        <text:p text:style-name="P1"><text:line-break/></text:p>
      </text:section>
      <text:section text:style-name="Sect1" text:name="magicdomid417">
        <text:p text:style-name="P1">Requirement: The layout of the side should work on mobile phone screens / on devices width restricted widths</text:p>
      </text:section>
      <text:section text:style-name="Sect1" text:name="magicdomid622">
        <text:p text:style-name="P1">Resolution: on small screen sizes, the size now switches to a fixed layout; the right hand elements no longer overlap the left.</text:p>
      </text:section>
      <text:section text:style-name="Sect1" text:name="magicdomid744">
        <text:p text:style-name="P1"><text:line-break/></text:p>
      </text:section>
      <text:section text:style-name="Sect1" text:name="magicdomid766">
        <text:p text:style-name="P1">EDITORIAL</text:p>
      </text:section>
      <text:section text:style-name="Sect1" text:name="magicdomid767">
        <text:p text:style-name="P1"><text:line-break/></text:p>
      </text:section>
      <text:section text:style-name="Sect1" text:name="magicdomid1114">
        <text:p text:style-name="P1">Requirement: make the project title fit the acronym better.</text:p>
      </text:section>
      <text:section text:style-name="Sect1" text:name="magicdomid743">
        <text:p text:style-name="P1">Resolution: Switched from ‘Privacy and Security’ to ‘Security and Privacy’</text:p>
      </text:section>
      <text:section text:style-name="Sect1" text:name="magicdomid59">
        <text:p text:style-name="P1"><text:line-break/></text:p>
      </text:section>
      <text:section text:style-name="Sect1" text:name="magicdomid60">
        <text:p text:style-name="P1">LOGO</text:p>
      </text:section>
      <text:section text:style-name="Sect1" text:name="magicdomid916">
        <text:p text:style-name="P1"><text:line-break/></text:p>
      </text:section>
      <text:section text:style-name="Sect1" text:name="magicdomid968">
        <text:p text:style-name="P1">Requirement: The logo should work on different screens</text:p>
      </text:section>
      <text:section text:style-name="Sect1" text:name="magicdomid1112">
        <text:p text:style-name="P1">Resolution: The logo is a scalable vector graphic that can be displayed at any zoom-level; if no support for scalable graphics is found it drops back to a bitmap.</text:p>
      </text:section>
      <text:section text:style-name="Sect1" text:name="magicdomid67">
        <text:p text:style-name="P1"><text:line-break/></text:p>
      </text:section>
      <text:section text:style-name="Sect1" text:name="magicdomid68">
        <text:p text:style-name="P1">ADMIN BUG FIXING</text:p>
      </text:section>
      <text:section text:style-name="Sect1" text:name="magicdomid69">
        <text:p text:style-name="P1"><text:line-break/></text:p>
      </text:section>
      <text:section text:style-name="Sect1" text:name="magicdomid75">
        <text:p text:style-name="P1">Requirement: The set of categories for publications is insufficient</text:p>
      </text:section>
      <text:section text:style-name="Sect1" text:name="magicdomid76">
        <text:p text:style-name="P1">Resolution: We’ve set categories to be user editable</text:p>
      </text:section>
      <text:section text:style-name="Sect1" text:name="magicdomid77">
        <text:p text:style-name="P1"><text:line-break/></text:p>
      </text:section>
      <text:section text:style-name="Sect1" text:name="magicdomid78">
        <text:p text:style-name="P1">Requirement: Setting no user profile picture should not produce an error</text:p>
      </text:section>
      <text:section text:style-name="Sect1" text:name="magicdomid1113">
        <text:p text:style-name="P1">Resolution: The site now accounts for this by dropping the reference for the image if none is set.</text:p>
      </text:section>
      <text:section text:style-name="Sect1" text:name="magicdomid2239">
        <text:p text:style-name="P1"><text:line-break/></text:p>
      </text:section>
      <text:section text:style-name="Sect1" text:name="magicdomid2581">
        <text:p text:style-name="P1">SEDA’S NOTES<text:line-break/></text:p>
      </text:section>
      <text:section text:style-name="Sect1" text:name="magicdomid83">
        <text:p text:style-name="P1">Requirement: because of the lengthy feedback process it feels like the site has a ‘design by commitee’ feel, it <text:soft-page-break/>needs a round of design revisions to arrive at a focused feel.</text:p>
      </text:section>
      <text:section text:style-name="Sect1" text:name="magicdomid84">
        <text:p text:style-name="P2">To be resolved</text:p>
      </text:section>
      <text:section text:style-name="Sect1" text:name="magicdomid2390">
        <text:p text:style-name="P1">b) Requirement: the homepage feels empty on large screens, not really alive. How can we edit the boxes that are on the home page?</text:p>
      </text:section>
      <text:section text:style-name="Sect1" text:name="magicdomid2577">
        <text:p text:style-name="P1">Resolution: <text:span text:style-name="T1">While the homepage initially was much more ‘alive’, this didn’t fit with the partners because of chaotical. Is there a way to bring in dynamic elements and still maintain a sense of focus? To be resolved</text:span></text:p>
      </text:section>
      <text:section text:style-name="Sect1" text:name="magicdomid1932">
        <text:p text:style-name="P1"><text:line-break/></text:p>
      </text:section>
      <text:section text:style-name="Sect1" text:name="magicdomid86">
        <text:p text:style-name="P1">Requirement: </text:p>
      </text:section>
      <text:section text:style-name="Sect1" text:name="magicdomid87">
        <text:p text:style-name="P1">- As the number of publications increase, it becomes more necessary to order them.</text:p>
      </text:section>
      <text:section text:style-name="Sect1" text:name="magicdomid88">
        <text:p text:style-name="P1">a) Find a way to make ordering that is compatible with the automatic layout process</text:p>
      </text:section>
      <text:section text:style-name="Sect1" text:name="magicdomid89">
        <text:p text:style-name="P2">To be resolved</text:p>
      </text:section>
      <text:section text:style-name="Sect1" text:name="magicdomid90">
        <text:p text:style-name="P1">b) The default ordering should be: by publication type, by date</text:p>
      </text:section>
      <text:section text:style-name="Sect1" text:name="magicdomid91">
        <text:p text:style-name="P2">To be resolved</text:p>
      </text:section>
      <text:section text:style-name="Sect1" text:name="magicdomid92">
        <text:p text:style-name="P1">c) The order of publication types should be user-editable. </text:p>
      </text:section>
      <text:section text:style-name="Sect1" text:name="magicdomid93">
        <text:p text:style-name="P2">To be resolved</text:p>
      </text:section>
      <text:section text:style-name="Sect1" text:name="magicdomid94">
        <text:p text:style-name="P1"><text:line-break/></text:p>
      </text:section>
      <text:section text:style-name="Sect1" text:name="magicdomid95">
        <text:p text:style-name="P1">(implementation detail: the publication date is currently year only, for ordering by time to work the date field should be a specific date)</text:p>
      </text:section>
      <text:section text:style-name="Sect1" text:name="magicdomid96">
        <text:p text:style-name="P1"><text:line-break/></text:p>
      </text:section>
      <text:section text:style-name="Sect1" text:name="magicdomid97">
        <text:p text:style-name="P1">- Requirement: Find a way to order news that is compatible with the automatic layout process</text:p>
      </text:section>
      <text:section text:style-name="Sect1" text:name="magicdomid199">
        <text:p text:style-name="P2">To be resolved</text:p>
      </text:section>
      <text:section text:style-name="Sect1" text:name="magicdomid119">
        <text:p text:style-name="P1"><text:line-break/></text:p>
      </text:section>
      <text:section text:style-name="Sect1" text:name="magicdomid185">
        <text:p text:style-name="P1">- Requirement: News should be called ‘Announcements’ and have its own tab.</text:p>
      </text:section>
      <text:section text:style-name="Sect1" text:name="magicdomid796">
        <text:p text:style-name="P1">Resolution: this was implemented.</text:p>
      </text:section>
      <text:section text:style-name="Sect1" text:name="magicdomid797">
        <text:p text:style-name="P1"><text:line-break/></text:p>
      </text:section>
      <text:section text:style-name="Sect1" text:name="magicdomid801">
        <text:p text:style-name="P1">- Requirement: In the publication view, if the publication is a deliverable, there should be link to the relevant work_package If publication is not a deliverable, don’t link to the work package. Instead the author list can be bigger.</text:p>
      </text:section>
      <text:section text:style-name="Sect1" text:name="magicdomid802">
        <text:p text:style-name="P2">To be resolved</text:p>
      </text:section>
      <text:section text:style-name="Sect1" text:name="magicdomid912">
        <text:p text:style-name="P1">b) the Authors list should be manually sortable (the order of authors relates to their importance in the project)</text:p>
      </text:section>
      <text:section text:style-name="Sect1" text:name="magicdomid914">
        <text:p text:style-name="P2">To be resolved</text:p>
      </text:section>
      <text:section text:style-name="Sect1" text:name="magicdomid840">
        <text:p text:style-name="P1"/>
        <text:p text:style-name="P1">REQUIREMENT:</text:p>
        <text:p text:style-name="P1">Requirement: A seperate branding for SPY.KIT projects (public facing projects part of the ‘valorisation’) is to be developed (based on the publication page look). In the original offer the Privacy Manual is included as the first SPY.KIT element, but since it is not available yet, develop a SPY.KIT page for the FlowFox browser plugin (contact Willem de Groef)</text:p>
        <text:p text:style-name="P1"><text:span text:style-name="T1">To be resolved</text:span><text:line-break/></text:p>
      </text:section>
      <text:section text:style-name="Sect1" text:name="magicdomid2263">
        <text:p text:style-name="P1">OSP FEEDBACK</text:p>
      </text:section>
      <text:section text:style-name="Sect1" text:name="magicdomid109">
        <text:p text:style-name="P1"><text:line-break/></text:p>
      </text:section>
      <text:section text:style-name="Sect1" text:name="magicdomid769">
        <text:p text:style-name="P1">Requirement: pages should have readable url addresses</text:p>
      </text:section>
      <text:section text:style-name="Sect1" text:name="magicdomid112">
        <text:p text:style-name="P1">Resolution: We added pretty url’s</text:p>
      </text:section>
      <text:section text:style-name="Sect1" text:name="magicdomid113">
        <text:p text:style-name="Standard"><text:span text:style-name="T2">( </text:span><text:a xlink:type="simple" xlink:href="http://spion.schr.fr/publication/1"><text:span text:style-name="T2">http://spion.schr.fr/publication/1</text:span></text:a><text:span text:style-name="T2"> -&gt; </text:span><text:a xlink:type="simple" xlink:href="http://spion.schr.fr/publication/ob-pws-obfuscation-based-private-web-search"><text:span text:style-name="T2">http://spion.schr.fr/publication/ob-pws-obfuscation-based-private-web-search</text:span></text:a><text:span text:style-name="T2"> )</text:span></text:p>
      </text:section>
      <text:section text:style-name="Sect1" text:name="magicdomid114">
        <text:p text:style-name="P1"><text:line-break/></text:p>
      </text:section>
      <text:section text:style-name="Sect1" text:name="magicdomid768">
        <text:p text:style-name="P1">Requirement: pages should have specific titles for bookmarking/googling</text:p>
      </text:section>
      <text:section text:style-name="Sect1" text:name="magicdomid117">
        <text:p text:style-name="P1">Resolution: We added specific &lt;Title&gt; fields for each page.</text:p>
      </text:section>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l" fo:country="NL"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Schrijver</meta:initial-creator>
    <meta:creation-date>2012-12-19T22:39:17</meta:creation-date>
    <dc:date>2012-12-20T09:22:02</dc:date>
    <meta:editing-duration>P0D</meta:editing-duration>
    <meta:editing-cycles>2</meta:editing-cycles>
    <meta:generator>LibreOffice/3.5$Linux_x86 LibreOffice_project/350m1$Build-2</meta:generator>
    <meta:document-statistic meta:table-count="0" meta:image-count="0" meta:object-count="0" meta:page-count="2" meta:paragraph-count="77" meta:word-count="618" meta:character-count="4073" meta:non-whitespace-character-count="3482"/>
  </office:meta>
</office:document-meta>
</file>